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fill-color="#ffffff" draw:textarea-horizontal-align="justify" draw:textarea-vertical-align="middle" draw:auto-grow-height="fals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1.012cm" fo:min-width="0cm"/>
    </style:style>
    <style:style style:name="gr6" style:family="graphic" style:parent-style-name="standard">
      <style:graphic-properties draw:textarea-horizontal-align="justify" draw:textarea-vertical-align="middle" draw:auto-grow-height="false" fo:min-height="0cm" fo:min-width="0cm" fo:wrap-option="no-wrap"/>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style:text-autospace="none"/>
      <style:text-properties fo:color="#0e6e6d" fo:font-family="'JetBrains Mono'" style:font-family-generic="modern" fo:font-size="12pt" fo:font-weight="bold" style:font-family-asian="'JetBrains Mono'" style:font-family-generic-asian="modern" style:font-size-asian="12pt" style:font-weight-asian="bold" style:font-family-complex="'JetBrains Mono'" style:font-family-generic-complex="modern" style:font-size-complex="6.80000019073486pt" style:font-weight-complex="bold"/>
    </style:style>
    <style:style style:name="P4" style:family="paragraph">
      <style:paragraph-properties fo:text-align="center" style:text-autospace="none"/>
      <style:text-properties fo:color="#0e6e6d" fo:font-family="'JetBrains Mono'" style:font-family-generic="modern" fo:font-size="12pt" fo:font-weight="bold" style:font-family-asian="'JetBrains Mono'" style:font-family-generic-asian="modern" style:font-size-asian="12pt" style:font-weight-asian="bold" style:font-family-complex="'JetBrains Mono'" style:font-family-generic-complex="modern" style:font-size-complex="6.80000019073486pt" style:font-weight-complex="bold"/>
    </style:style>
    <style:style style:name="T1" style:family="text">
      <style:text-properties fo:color="#0e6e6d" style:text-outline="false" style:text-line-through-style="none" fo:font-family="'JetBrains Mono'" style:font-family-generic="modern" fo:font-size="12pt" fo:font-style="normal" fo:text-shadow="none" style:text-underline-style="none" fo:font-weight="bold" style:letter-kerning="true" style:font-family-asian="'JetBrains Mono'" style:font-family-generic-asian="modern" style:font-size-asian="12pt" style:font-style-asian="normal" style:font-weight-asian="bold" style:font-family-complex="'JetBrains Mono'" style:font-family-generic-complex="modern" style:font-size-complex="12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5cm" svg:height="1.4cm" svg:x="8.373cm" svg:y="1cm">
          <text:p text:style-name="P1">Start</text:p>
          <draw:enhanced-geometry svg:viewBox="0 0 21600 21600" draw:glue-points="10800 0 0 10800 10800 21600 21600 10800" draw:text-areas="1060 3180 20540 18420" draw:type="flowchart-terminator" draw:enhanced-path="M 3470 21600 X 0 10800 3470 0 L 18130 0 X 21600 10800 18130 21600 Z N"/>
        </draw:custom-shape>
        <draw:line draw:style-name="gr2" draw:text-style-name="P1" draw:layer="layout" svg:x1="10.6cm" svg:y1="2.4cm" svg:x2="10.6cm" svg:y2="3.3cm">
          <text:p/>
        </draw:line>
        <draw:custom-shape draw:style-name="gr1" draw:text-style-name="P1" draw:layer="layout" svg:width="4.5cm" svg:height="1.4cm" svg:x="8.8cm" svg:y="23.5cm">
          <text:p text:style-name="P1">End</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 draw:text-style-name="P2" draw:layer="layout" svg:width="19.19cm" svg:height="2.2cm" svg:x="1.3cm" svg:y="3.5cm">
          <text:p text:style-name="P1">Numbers = Enter 3 numbers separated by ';' :</text:p>
          <draw:enhanced-geometry svg:viewBox="0 0 21600 21600" draw:glue-points="12960 0 10800 0 2160 10800 8600 21600 10800 21600 19400 10800" draw:text-areas="4230 0 17370 21600" draw:type="flowchart-data" draw:enhanced-path="M 4230 0 L 21600 0 17370 21600 0 21600 4230 0 Z N"/>
        </draw:custom-shape>
        <draw:line draw:style-name="gr2" draw:text-style-name="P1" draw:layer="layout" svg:x1="10.612cm" svg:y1="5.7cm" svg:x2="10.612cm" svg:y2="6.8cm">
          <text:p/>
        </draw:line>
        <draw:custom-shape draw:style-name="gr3" draw:text-style-name="P1" draw:layer="layout" svg:width="18.5cm" svg:height="3.2cm" svg:x="1.573cm" svg:y="6.893cm">
          <text:p text:style-name="P3"><text:span text:style-name="T1">If numbers[0]&lt;numbers[1] and numbers[0] &gt; numbers[2] or</text:span></text:p>
          <text:p text:style-name="P3"><text:span text:style-name="T1">Numbers[0] &gt; numbers[1] and numbers [0] &lt; numbers[2]</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 draw:text-style-name="P4" draw:layer="layout" svg:width="18.5cm" svg:height="3.2cm" svg:x="1.53cm" svg:y="11.113cm">
          <text:p text:style-name="P4"><text:span text:style-name="T1">If numbers[1]&lt;numbers[2] and numbers[1] &gt; numbers[0] or</text:span></text:p>
          <text:p text:style-name="P4"><text:span text:style-name="T1">Numbers[1] &gt; numbers[2] and numbers [1] &lt; numbers[0]</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 draw:text-style-name="P4" draw:layer="layout" svg:width="18.5cm" svg:height="3.2cm" svg:x="1.6cm" svg:y="15.887cm">
          <text:p text:style-name="P4"><text:span text:style-name="T1">If numbers[2]&lt;numbers[0] and numbers[2] &gt; numbers[1] or</text:span></text:p>
          <text:p text:style-name="P4"><text:span text:style-name="T1">Numbers[2] &gt; numbers[0] and numbers [2] &lt; numbers[1]</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 draw:text-style-name="P2" xml:id="id1" draw:id="id1" draw:layer="layout" svg:width="6.2cm" svg:height="2.4cm" svg:x="23.8cm" svg:y="7.3cm">
          <text:p text:style-name="P2">Average number is</text:p>
          <text:p text:style-name="P2"><text:s/>numbers[0]</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3" draw:text-style-name="P2" xml:id="id2" draw:id="id2" draw:layer="layout" svg:width="6.2cm" svg:height="2.4cm" svg:x="22.6cm" svg:y="11.5cm">
          <text:p text:style-name="P2">Average number is</text:p>
          <text:p text:style-name="P2"><text:s/>numbers[1]</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3" draw:text-style-name="P2" draw:layer="layout" svg:width="6.2cm" svg:height="2.4cm" svg:x="21.5cm" svg:y="16.4cm">
          <text:p text:style-name="P2">Average number is</text:p>
          <text:p text:style-name="P2"><text:s/>numbers[2]</text:p>
          <draw:enhanced-geometry svg:viewBox="0 0 21600 21600" draw:glue-points="12960 0 10800 0 2160 10800 8600 21600 10800 21600 19400 10800" draw:text-areas="4230 0 17370 21600" draw:type="flowchart-data" draw:enhanced-path="M 4230 0 L 21600 0 17370 21600 0 21600 4230 0 Z N"/>
        </draw:custom-shape>
        <draw:line draw:style-name="gr2" draw:text-style-name="P1" draw:layer="layout" svg:x1="20.1cm" svg:y1="8.6cm" svg:x2="24.4cm" svg:y2="8.6cm">
          <text:p/>
        </draw:line>
        <draw:frame draw:style-name="gr4" draw:layer="layout" svg:width="1.594cm" svg:height="0.962cm" svg:x="21.59cm" svg:y="7.4cm">
          <draw:text-box>
            <text:p>Yes</text:p>
          </draw:text-box>
        </draw:frame>
        <draw:frame draw:style-name="gr4" draw:layer="layout" svg:width="1.594cm" svg:height="0.962cm" svg:x="20.806cm" svg:y="11.2cm">
          <draw:text-box>
            <text:p>Yes</text:p>
          </draw:text-box>
        </draw:frame>
        <draw:frame draw:style-name="gr4" draw:layer="layout" svg:width="1.594cm" svg:height="0.962cm" svg:x="20.1cm" svg:y="15.8cm">
          <draw:text-box>
            <text:p>Yes</text:p>
          </draw:text-box>
        </draw:frame>
        <draw:line draw:style-name="gr2" draw:text-style-name="P1" draw:layer="layout" svg:x1="20cm" svg:y1="12.7cm" svg:x2="23.2cm" svg:y2="12.7cm">
          <text:p/>
        </draw:line>
        <draw:line draw:style-name="gr2" draw:text-style-name="P1" draw:layer="layout" svg:x1="20.1cm" svg:y1="17.5cm" svg:x2="22.3cm" svg:y2="17.7cm">
          <text:p/>
        </draw:line>
        <draw:line draw:style-name="gr2" draw:text-style-name="P1" draw:layer="layout" svg:x1="10.8cm" svg:y1="10.1cm" svg:x2="10.8cm" svg:y2="11.1cm">
          <text:p/>
        </draw:line>
        <draw:line draw:style-name="gr2" draw:text-style-name="P1" draw:layer="layout" svg:x1="10.8cm" svg:y1="14.3cm" svg:x2="10.9cm" svg:y2="15.9cm">
          <text:p/>
        </draw:line>
        <draw:custom-shape draw:style-name="gr3" draw:text-style-name="P2" draw:layer="layout" svg:width="6.2cm" svg:height="2.4cm" svg:x="7.8cm" svg:y="20.14cm">
          <text:p text:style-name="P2">There isn't one single</text:p>
          <text:p text:style-name="P2">Average number</text:p>
          <draw:enhanced-geometry svg:viewBox="0 0 21600 21600" draw:glue-points="12960 0 10800 0 2160 10800 8600 21600 10800 21600 19400 10800" draw:text-areas="4230 0 17370 21600" draw:type="flowchart-data" draw:enhanced-path="M 4230 0 L 21600 0 17370 21600 0 21600 4230 0 Z N"/>
        </draw:custom-shape>
        <draw:line draw:style-name="gr2" draw:text-style-name="P1" draw:layer="layout" svg:x1="10.8cm" svg:y1="19.1cm" svg:x2="10.8cm" svg:y2="20.1cm">
          <text:p/>
        </draw:line>
        <draw:line draw:style-name="gr2" draw:text-style-name="P1" draw:layer="layout" svg:x1="10.9cm" svg:y1="22.6cm" svg:x2="10.9cm" svg:y2="23.4cm">
          <text:p/>
        </draw:line>
        <draw:connector draw:style-name="gr2" draw:text-style-name="P1" draw:layer="layout" svg:x1="29.369cm" svg:y1="8.5cm" svg:x2="13.574cm" svg:y2="24.765cm" draw:start-shape="id1" draw:start-glue-point="9" svg:d="M29369 8500h1133v16265h-16928">
          <text:p/>
        </draw:connector>
        <draw:connector draw:style-name="gr2" draw:text-style-name="P1" draw:layer="layout" svg:x1="28.169cm" svg:y1="12.7cm" svg:x2="13.66cm" svg:y2="23.787cm" draw:start-shape="id2" draw:start-glue-point="9" svg:d="M28169 12700h1133v11087h-15642">
          <text:p/>
        </draw:connector>
        <draw:line draw:style-name="gr2" draw:text-style-name="P1" draw:layer="layout" svg:x1="22cm" svg:y1="19.1cm" svg:x2="13.1cm" svg:y2="23.4cm">
          <text:p/>
        </draw:line>
        <draw:frame draw:style-name="gr5" draw:layer="layout" svg:width="1.315cm" svg:height="0.962cm" svg:x="11.5cm" svg:y="10.2cm">
          <draw:text-box>
            <text:p>No</text:p>
          </draw:text-box>
        </draw:frame>
        <draw:frame draw:style-name="gr5" draw:layer="layout" svg:width="1.315cm" svg:height="0.962cm" svg:x="11.2cm" svg:y="14.6cm">
          <draw:text-box>
            <text:p>No</text:p>
          </draw:text-box>
        </draw:frame>
        <draw:frame draw:style-name="gr5" draw:layer="layout" svg:width="1.315cm" svg:height="0.962cm" svg:x="11.285cm" svg:y="19.038cm">
          <draw:text-box>
            <text:p>No</text:p>
          </draw:text-box>
        </draw:frame>
        <draw:custom-shape draw:style-name="gr6" draw:text-style-name="P1" draw:layer="layout" svg:width="7.5cm" svg:height="7.64cm" svg:x="0cm" svg:y="20.3cm">
          <text:p text:style-name="P1">Уверен что есть</text:p>
          <text:p text:style-name="P1">более изящное</text:p>
          <text:p text:style-name="P1">решение...</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Rinat Sabitov</meta:initial-creator>
    <meta:creation-date>2021-07-18T00:22:09</meta:creation-date>
    <dc:date>2021-07-19T03:59:47</dc:date>
    <dc:creator>Rinat Sabitov</dc:creator>
    <meta:editing-duration>PT23H20M41S</meta:editing-duration>
    <meta:editing-cycles>16</meta:editing-cycles>
    <meta:generator>OpenOffice/4.1.10$Unix OpenOffice.org_project/4110m2$Build-9807</meta:generator>
    <meta:document-statistic meta:object-count="29"/>
  </office:meta>
</office:document-meta>
</file>